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979e2" officeooo:paragraph-rsid="001979e2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979e2" officeooo:paragraph-rsid="001979e2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1979e2" officeooo:paragraph-rsid="001979e2" style:font-size-asian="18pt" style:font-weight-asian="normal" style:font-size-complex="18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ML</text:p>
      <text:p text:style-name="P3">1)<text:line-break/>+----------------------------------------+</text:p>
      <text:p text:style-name="P3">| <text:s text:c="9"/>EinfeldbalkenBerechnung <text:s text:c="3"/>|</text:p>
      <text:p text:style-name="P3">+----------------------------------------+</text:p>
      <text:p text:style-name="P3">| - main(String[] args) <text:s text:c="20"/>|</text:p>
      <text:p text:style-name="P3">| - exportErgebnisse(double ra, <text:s text:c="6"/>|</text:p>
      <text:p text:style-name="P3">| <text:s text:c="20"/>double rb, <text:s text:c="17"/>|</text:p>
      <text:p text:style-name="P3">| <text:s text:c="20"/>double mx, <text:s text:c="15"/>|</text:p>
      <text:p text:style-name="P3">| <text:s text:c="20"/>double qx) <text:s text:c="16"/>|</text:p>
      <text:p text:style-name="P3">+----------------------------------------+</text:p>
      <text:p text:style-name="P3"/>
      <text:p text:style-name="P3">Die Klasse EinfeldbalkenBerechnung stellt die Hauptklasse des Programms dar.</text:p>
      <text:p text:style-name="P3"/>
      <text:p text:style-name="P3">- Die private Methode main(String[] args) ist die Einstiegspunkt-Methode des Programms.</text:p>
      <text:p text:style-name="P3">- Die private Methode exportErgebnisse(double ra, double rb, double mx, double qx) exportiert die berechneten Ergebnisse in eine Textdatei.</text:p>
      <text:p text:style-name="P3"/>
      <text:p text:style-name="P3">Hinweis: Da es sich um eine einfache Anwendung handelt, wurde auf die Darstellung von Getter- und Setter-Methoden sowie weiteren Details verzichtet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2T20:15:25.191677052</meta:creation-date>
    <dc:date>2023-06-22T20:18:29.372470344</dc:date>
    <meta:editing-duration>PT3M4S</meta:editing-duration>
    <meta:editing-cycles>1</meta:editing-cycles>
    <meta:document-statistic meta:table-count="0" meta:image-count="0" meta:object-count="0" meta:page-count="1" meta:paragraph-count="14" meta:word-count="93" meta:character-count="855" meta:non-whitespace-character-count="633"/>
    <meta:generator>LibreOffice/7.4.7.2$Linux_X86_64 LibreOffice_project/40$Build-2</meta:generator>
  </office:meta>
</office:document-meta>
</file>